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946223972163835353" text:style-name="L1">
        <text:list-item>
          <text:list>
            <text:list-header>
              <text:p text:style-name="P14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226871613149200749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1469819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8T11:26:24.30</dc:date>
    <dc:creator>James Lombardi</dc:creator>
    <meta:editing-duration>P1DT1H43M40S</meta:editing-duration>
    <meta:editing-cycles>147</meta:editing-cycles>
    <meta:generator>OpenOffice/4.1.2$Win32 OpenOffice.org_project/412m3$Build-9782</meta:generator>
    <meta:document-statistic meta:table-count="0" meta:image-count="0" meta:object-count="0" meta:page-count="7" meta:paragraph-count="139" meta:word-count="2159" meta:character-count="10302"/>
  </office:meta>
</office:document-meta>
</file>